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MRoman12-Regular" svg:font-family="LMRoman12-Regula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name-asian="LMRoman12-Regular" style:font-size-asian="12pt" style:font-name-complex="LMRoman12-Regular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LMRoman12-Regular" style:font-size-asian="12pt" style:font-name-complex="LMRoman12-Regular" style:font-size-complex="12pt"/>
    </style:style>
    <style:style style:name="P6" style:family="paragraph" style:parent-style-name="Standard" style:list-style-name="">
      <style:paragraph-properties style:text-autospace="none"/>
      <style:text-properties style:font-name="Times New Roman"/>
    </style:style>
    <style:style style:name="P7" style:family="paragraph" style:parent-style-name="Standard">
      <style:paragraph-properties fo:text-align="start" style:justify-single-word="false"/>
      <style:text-properties style:font-name="Times New Roman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9" style:family="paragraph" style:parent-style-name="Standard" style:list-style-name="">
      <style:paragraph-properties style:text-autospace="none"/>
      <style:text-properties style:font-name="Times New Roman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font-name="LMRoman12-Regular" fo:font-size="12pt" style:font-name-asian="LMRoman12-Regular" style:font-size-asian="12pt" style:font-name-complex="LMRoman12-Regular" style:font-size-complex="12pt"/>
    </style:style>
    <style:style style:name="T2" style:family="text">
      <style:text-properties fo:font-size="12pt" style:font-name-asian="LMRoman12-Regular" style:font-size-asian="12pt" style:font-name-complex="LMRoman12-Regula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5 – PL/SQL - Transactions</text:p>
      <text:p text:style-name="P1"/>
      <text:p text:style-name="P10">Exercice 1 :</text:p>
      <text:p text:style-name="P1"/>
      <text:p text:style-name="P1">Avec le rollback to savepoint p1, on retourne au point de sauvegarde qui a été instauré avant l'insertion des 2 tuples, la table est donc vide lorsque l'on veut afficher les tuples de la table.</text:p>
      <text:p text:style-name="P1"/>
      <text:p text:style-name="P10">Exercice 2 :</text:p>
      <text:p text:style-name="P1"/>
      <text:p text:style-name="P11">T1 :</text:p>
      <text:p text:style-name="P1"/>
      <text:p text:style-name="P4">SELECT loc</text:p>
      <text:p text:style-name="P5">FROM dept</text:p>
      <text:p text:style-name="P5">WHERE deptno = 20</text:p>
      <text:p text:style-name="P6"><text:span text:style-name="T2">FOR UPDATE OF loc;</text:span></text:p>
      <text:p text:style-name="P7"/>
      <text:p text:style-name="P7">==&gt; Affiche la localisation du departement dont le numéro est 20 ==&gt; Dallas. Avec la ligne FOR UPDATE OF loc, on met un verrou en écriture sur letuple sélectionné.</text:p>
      <text:p text:style-name="P7"/>
      <text:p text:style-name="P8">T2 :</text:p>
      <text:p text:style-name="P7"/>
      <text:p text:style-name="P4">UPDATE dept</text:p>
      <text:p text:style-name="P5">SET loc = ’NEW YORK’</text:p>
      <text:p text:style-name="P6"><text:span text:style-name="T2">WHERE deptno = 20;</text:span></text:p>
      <text:p text:style-name="P6"><text:span text:style-name="T2">==&gt; On essaie de changer le nom du département n°20, sauf que le loc est saisi par le T1, donc le terminal est bloqué en attendant que la restriction se libère.</text:span></text:p>
      <text:p text:style-name="P6"><text:span text:style-name="T2"/></text:p>
      <text:p text:style-name="P9"><text:span text:style-name="T2">T1 :</text:span></text:p>
      <text:p text:style-name="P6"><text:span text:style-name="T2"/></text:p>
      <text:p text:style-name="P6"><text:span text:style-name="T2">Rollback;</text:span></text:p>
      <text:p text:style-name="P6"><text:span text:style-name="T2"/></text:p>
      <text:p text:style-name="P6"><text:span text:style-name="T2">==&gt; On annule les actions efféctuées, en l'occurence le blocage des modifications. Du coup on observe dans le T2 que la ligne a été insérée et le tuple a été inséré.</text:span></text:p>
      <text:p text:style-name="P6"><text:span text:style-name="T2"/></text:p>
      <text:p text:style-name="P9"><text:span text:style-name="T2">T2 :</text:span></text:p>
      <text:p text:style-name="P6"><text:span text:style-name="T2"/></text:p>
      <text:p text:style-name="P6"><text:span text:style-name="T2">Commit;</text:span></text:p>
      <text:p text:style-name="P6"><text:span text:style-name="T2"/></text:p>
      <text:p text:style-name="P6"><text:span text:style-name="T2">==&gt; On sauvegarde définitivement la modification du tuple. Maintenant le résultat est visible des deux terminaux.</text:span></text:p>
      <text:p text:style-name="P6"><text:span text:style-name="T2"/></text:p>
      <text:p text:style-name="P6"><text:span text:style-name="T2"/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MRoman12-Regular" svg:font-family="LMRoman12-Regula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OUHIRI Malik – Groupe Info 2B – BD (09/12)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41M7S</meta:editing-duration>
    <meta:editing-cycles>16</meta:editing-cycles>
    <meta:generator>OpenOffice/4.1.0$Win32 OpenOffice.org_project/410m18$Build-9764</meta:generator>
    <dc:date>2014-12-09T16:03:30.22</dc:date>
    <dc:creator>Malik Zouhiri</dc:creator>
    <meta:document-statistic meta:table-count="0" meta:image-count="0" meta:object-count="0" meta:page-count="2" meta:paragraph-count="22" meta:word-count="196" meta:character-count="1024"/>
    <meta:user-defined meta:name="Info 1"/>
    <meta:user-defined meta:name="Info 2"/>
    <meta:user-defined meta:name="Info 3"/>
    <meta:user-defined meta:name="Info 4"/>
  </office:meta>
</office:document-meta>
</file>